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2-10-02T00:05:06Z</meta:creation-date>
    <dc:date>2022-10-02T00:05:06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o stretchy="false" form="prefix">(</mo>
    <mi>n</mi>
    <mo stretchy="false" form="postfix">)</mo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o stretchy="false" form="prefix">(</mo>
        <mi>n</mi>
        <mo stretchy="false" form="postfix">)</mo>
      </mrow>
      <mi>n</mi>
    </mfrac>
  </mrow>
</math>
</file>

<file path=Formula-8/content.xml><?xml version="1.0" encoding="utf-8"?>
<math xmlns="http://www.w3.org/1998/Math/MathML" display="inline">
  <mi>n</mi>
</math>
</file>